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Heading_20_2">
      <style:text-properties fo:font-variant="normal" fo:text-transform="none" fo:color="#1d2125" loext:opacity="100%" style:font-name="Open Sans" fo:letter-spacing="normal" fo:font-style="normal" fo:font-weight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fo:font-variant="normal" fo:text-transform="none" fo:color="#1d2125" loext:opacity="100%" style:font-name="Open Sans" fo:font-size="7pt" fo:letter-spacing="normal" fo:font-style="normal" fo:font-weight="normal" fo:background-color="#f8f9fa" loext:padding="0cm" loext:border="none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 fo:orphans="2" fo:widows="2"/>
      <style:text-properties loext:padding="0cm" loext:border="none"/>
    </style:style>
    <style:style style:name="P4" style:family="paragraph" style:parent-style-name="Text_20_body">
      <style:paragraph-properties fo:margin-left="0.265cm" fo:margin-right="0.265cm" fo:margin-top="0cm" fo:margin-bottom="0cm" style:contextual-spacing="false" fo:text-align="start" style:justify-single-word="false" fo:orphans="2" fo:widows="2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8.7. Concesionario</text:h>
      <text:p text:style-name="P4"/>
      <text:section text:style-name="Sect1" text:name="intro">
        <text:section text:style-name="Sect1" text:name="Sección1">
          <text:p text:style-name="P3"><text:bookmark text:name="intro"/>Se pide escribir una clase  Java llamada Concesionario que tenga como atributo un ArrayList de Objetos de tipo Coche.</text:p>
          <text:p text:style-name="P2">La clase Coche almacena los siguientes atributos: matrícula, marca, modelo, Km y precio y tiene un constructor con parámetros, además de métodos gets, sets y toString.</text:p>
          <text:p text:style-name="P2">La clase Concesionario tendrá además los siguientes métodos:</text:p>
          <text:p text:style-name="P2">Constructor sin parámetros</text:p>
          <text:p text:style-name="P2">cargarCoches() pedirá por teclado los datos de los coches y los guarda en la lista (la introducción de datos termina cuando el usuario introduce como matrícula el v <text:s/>public static ArrayList&lt;Producto&gt;alor "0")</text:p>
          <text:p text:style-name="P2">venderCoche() recibe una matrícula y elimina de la lista el coche cuya matrícula se pasa como parámetro. Devuelve true si se ha eliminado el coche y false si no se ha encontrado la matrícula</text:p>
          <text:p text:style-name="P2">nuevoCoche() añade un nuevo coche a la lista. Recibe como parámetros la matrícula, la marca, el modelo, el número de kilómetros y el precio.</text:p>
          <text:p text:style-name="P2">mostrar() sin parámetros muestra un listado de todos los coches de la lista</text:p>
          <text:p text:style-name="P2">mostrar(String marca) muestra todos los coches de una determinada marca</text:p>
          <text:p text:style-name="P2">mostrar(String marca, String modelo) muestra todos los coches de una determinada marca y modelo</text:p>
          <text:p text:style-name="P2">mostrar(int km) muestra todos los coches con un kilometraje menor o igual al pasado como parámetro.</text:p>
          <text:p text:style-name="P2">mostrar(double precio1, double precio2) muestra todos los coches cuyo precio esté entre los precios precio1 y precio2</text:p>
          <text:p text:style-name="P2">Crear un programa con un método main que cree un objeto de tipo Concesionario y llame al método cargarCoches. A continuación mostrará un menú que permitirá al usuario realizar las siguientes operaciones:</text:p>
          <text:p text:style-name="P2">1. Vender coche</text:p>
          <text:p text:style-name="P2">2. Nuevo coche</text:p>
          <text:p text:style-name="P2">3. Mostrar coches</text:p>
          <text:p text:style-name="P2">4. Salir</text:p>
          <text:p text:style-name="P2">En caso de seleccionar la opción 3, saldrá un nuevo menú:</text:p>
          <text:p text:style-name="P2">1. Mostrar todos</text:p>
          <text:p text:style-name="P2">2. Mostrar por marca</text:p>
          <text:p text:style-name="P2">3. Mostrar por marca y modelo</text:p>
          <text:p text:style-name="P2">4. Mostrar por kilometraje</text:p>
          <text:p text:style-name="P2">5. Mostrar por precio</text:p>
          <text:p text:style-name="P2">El programa deberá capturar y tratar todas las posibles excepciones que puedan producirse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6:49:03.318000000</meta:creation-date>
    <dc:date>2023-02-06T17:20:20.022000000</dc:date>
    <meta:editing-duration>PT1H43M1S</meta:editing-duration>
    <meta:editing-cycles>2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5" meta:word-count="306" meta:character-count="1899" meta:non-whitespace-character-count="1616"/>
  </office:meta>
</office:document-meta>
</file>